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300000288318BCB3201E9AC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cm" svg:x="1.068cm" svg:y="1.044cm">
          <draw:image xlink:href="Pictures/10000201000002B300000288318BCB3201E9AC7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1-28T13:51:55</meta:creation-date>
    <dc:date>2022-09-20T15:28:18.207432016</dc:date>
    <meta:editing-cycles>30</meta:editing-cycles>
    <meta:editing-duration>PT1H23M40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